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158466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128cm" fo:min-width="0.878cm"/>
    </style:style>
    <style:style style:name="gr3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52cm" fo:min-width="1.27cm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23cm" fo:min-width="0.196cm"/>
    </style:style>
    <style:style style:name="gr6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768cm" fo:min-width="0.526cm"/>
    </style:style>
    <style:style style:name="gr7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2.15cm" fo:min-width="1.124cm"/>
    </style:style>
    <style:style style:name="gr8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2.45cm" fo:min-width="0cm"/>
    </style:style>
    <style:style style:name="gr9" style:family="graphic" style:parent-style-name="objectwithoutfill">
      <style:graphic-properties svg:stroke-width="0.106cm" svg:stroke-color="#bf0041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e0c2c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61cm" svg:y1="2.001cm" svg:x2="16.961cm" svg:y2="2.001cm">
          <text:p/>
        </draw:line>
        <draw:g>
          <draw:g>
            <draw:custom-shape draw:style-name="gr2" draw:text-style-name="P2" draw:layer="layout" svg:width="1.378cm" svg:height="1.378cm" draw:transform="rotate (-1.5707963267949) translate (2.641cm 1.8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1.928cm" svg:height="1.928cm" draw:transform="rotate (-1.5707963267949) translate (2.916cm 1.621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4" draw:text-style-name="P3" draw:layer="layout" svg:x1="0.368cm" svg:y1="2.034cm" svg:x2="0.988cm" svg:y2="2.034cm">
              <text:p/>
            </draw:line>
            <draw:line draw:style-name="gr4" draw:text-style-name="P3" draw:layer="layout" svg:x1="0.368cm" svg:y1="2.378cm" svg:x2="0.988cm" svg:y2="2.378cm">
              <text:p/>
            </draw:line>
            <draw:line draw:style-name="gr4" draw:text-style-name="P3" draw:layer="layout" svg:x1="0.368cm" svg:y1="2.723cm" svg:x2="0.988cm" svg:y2="2.723cm">
              <text:p/>
            </draw:line>
            <draw:line draw:style-name="gr4" draw:text-style-name="P3" draw:layer="layout" svg:x1="0.368cm" svg:y1="3.067cm" svg:x2="0.988cm" svg:y2="3.067cm">
              <text:p/>
            </draw:line>
          </draw:g>
          <draw:g>
            <draw:line draw:style-name="gr4" draw:text-style-name="P3" draw:layer="layout" svg:x1="2.916cm" svg:y1="2.034cm" svg:x2="3.536cm" svg:y2="2.034cm">
              <text:p/>
            </draw:line>
            <draw:line draw:style-name="gr4" draw:text-style-name="P3" draw:layer="layout" svg:x1="2.916cm" svg:y1="2.378cm" svg:x2="3.536cm" svg:y2="2.378cm">
              <text:p/>
            </draw:line>
            <draw:line draw:style-name="gr4" draw:text-style-name="P3" draw:layer="layout" svg:x1="2.916cm" svg:y1="2.723cm" svg:x2="3.536cm" svg:y2="2.723cm">
              <text:p/>
            </draw:line>
            <draw:line draw:style-name="gr4" draw:text-style-name="P3" draw:layer="layout" svg:x1="2.916cm" svg:y1="3.067cm" svg:x2="3.536cm" svg:y2="3.067cm">
              <text:p/>
            </draw:line>
          </draw:g>
          <draw:g>
            <draw:line draw:style-name="gr4" draw:text-style-name="P3" draw:layer="layout" svg:x1="1.47cm" svg:y1="1.621cm" svg:x2="1.47cm" svg:y2="1.001cm">
              <text:p/>
            </draw:line>
            <draw:line draw:style-name="gr4" draw:text-style-name="P3" draw:layer="layout" svg:x1="1.814cm" svg:y1="1.621cm" svg:x2="1.814cm" svg:y2="1.001cm">
              <text:p/>
            </draw:line>
            <draw:line draw:style-name="gr4" draw:text-style-name="P3" draw:layer="layout" svg:x1="2.159cm" svg:y1="1.621cm" svg:x2="2.159cm" svg:y2="1.001cm">
              <text:p/>
            </draw:line>
            <draw:line draw:style-name="gr4" draw:text-style-name="P3" draw:layer="layout" svg:x1="2.503cm" svg:y1="1.621cm" svg:x2="2.503cm" svg:y2="1.001cm">
              <text:p/>
            </draw:line>
          </draw:g>
          <draw:g>
            <draw:line draw:style-name="gr4" draw:text-style-name="P3" draw:layer="layout" svg:x1="1.47cm" svg:y1="4.169cm" svg:x2="1.47cm" svg:y2="3.549cm">
              <text:p/>
            </draw:line>
            <draw:line draw:style-name="gr4" draw:text-style-name="P3" draw:layer="layout" svg:x1="1.814cm" svg:y1="4.169cm" svg:x2="1.814cm" svg:y2="3.549cm">
              <text:p/>
            </draw:line>
            <draw:line draw:style-name="gr4" draw:text-style-name="P3" draw:layer="layout" svg:x1="2.159cm" svg:y1="4.169cm" svg:x2="2.159cm" svg:y2="3.549cm">
              <text:p/>
            </draw:line>
            <draw:line draw:style-name="gr4" draw:text-style-name="P3" draw:layer="layout" svg:x1="2.503cm" svg:y1="4.169cm" svg:x2="2.503cm" svg:y2="3.549cm">
              <text:p/>
            </draw:line>
          </draw:g>
        </draw:g>
        <draw:g>
          <draw:custom-shape draw:style-name="gr5" draw:text-style-name="P4" draw:layer="layout" svg:width="0.696cm" svg:height="0.48cm" svg:x="16.861cm" svg:y="1.7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45cm" svg:height="1.44cm" svg:x="17.325cm" svg:y="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624cm" svg:height="2.4cm" svg:x="18.079cm" svg:y="0.82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174cm" svg:height="2.7cm" svg:x="19.587cm" svg:y="0.701cm">
            <text:p/>
            <draw:enhanced-geometry svg:viewBox="0 0 21600 21600" draw:type="rectangle" draw:enhanced-path="M 0 0 L 21600 0 21600 21600 0 21600 0 0 Z N"/>
          </draw:custom-shape>
        </draw:g>
        <draw:line draw:style-name="gr9" draw:text-style-name="P1" draw:layer="layout" svg:x1="3.461cm" svg:y1="2.15cm" svg:x2="14.25cm" svg:y2="2.151cm">
          <text:p/>
        </draw:line>
        <draw:line draw:style-name="gr9" draw:text-style-name="P1" draw:layer="layout" svg:x1="14.25cm" svg:y1="4.749cm" svg:x2="14.25cm" svg:y2="2.1cm">
          <text:p/>
        </draw:line>
        <draw:line draw:style-name="gr9" draw:text-style-name="P1" draw:layer="layout" svg:x1="14.25cm" svg:y1="4.75cm" svg:x2="17cm" svg:y2="4.749cm">
          <text:p/>
        </draw:line>
        <draw:g>
          <draw:custom-shape draw:style-name="gr5" draw:text-style-name="P4" draw:layer="layout" svg:width="0.696cm" svg:height="0.48cm" svg:x="16.861cm" svg:y="4.48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.45cm" svg:height="1.44cm" svg:x="17.325cm" svg:y="4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1.624cm" svg:height="2.4cm" svg:x="18.079cm" svg:y="3.52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174cm" svg:height="2.7cm" svg:x="19.587cm" svg:y="3.40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27T18:33:49.257923276</meta:creation-date>
    <dc:date>2020-11-27T18:38:15.434765596</dc:date>
    <meta:editing-duration>PT4M25S</meta:editing-duration>
    <meta:editing-cycles>2</meta:editing-cycles>
    <meta:generator>LibreOffice/7.0.3.1$Linux_X86_64 LibreOffice_project/00$Build-1</meta:generator>
    <meta:document-statistic meta:object-count="38"/>
  </office:meta>
</office:document-meta>
</file>